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9cm" table:align="left" style:shadow="none" style:may-break-between-rows="true" table:border-model="collapsing"/>
    </style:style>
    <style:style style:name="Tabla1.A" style:family="table-column">
      <style:table-column-properties style:column-width="4.403cm"/>
    </style:style>
    <style:style style:name="Tabla1.B" style:family="table-column">
      <style:table-column-properties style:column-width="13.18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15.533cm" fo:keep-together="auto"/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style:min-row-height="0.575cm" fo:keep-together="auto"/>
    </style:style>
    <style:style style:name="Tabla1.A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ing_20_2"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5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5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2b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6f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2d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d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00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72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d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5e99" officeooo:paragraph-rsid="00105e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5813" officeooo:paragraph-rsid="00115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b698" officeooo:paragraph-rsid="0012b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6fa8" officeooo:paragraph-rsid="00136f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2d3f" officeooo:paragraph-rsid="00152d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d844" officeooo:paragraph-rsid="0016d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0db" officeooo:paragraph-rsid="001800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7228" officeooo:paragraph-rsid="001872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de67" officeooo:paragraph-rsid="0018d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fo:font-weight="normal" officeooo:rsid="0018de67" officeooo:paragraph-rsid="0018de67" style:font-weight-asian="normal" style:font-weight-complex="normal"/>
    </style:style>
    <style:style style:name="P22" style:family="paragraph" style:parent-style-name="Table_20_Contents">
      <style:text-properties style:font-name="Liberation Sans" fo:font-weight="normal" officeooo:rsid="0018de67" officeooo:paragraph-rsid="0018de67" style:font-weight-asian="normal" style:font-weight-complex="normal"/>
    </style:style>
    <style:style style:name="P23" style:family="paragraph" style:parent-style-name="Text_20_body">
      <style:text-properties style:font-name="Courier New" style:text-underline-style="none" officeooo:rsid="00115813"/>
    </style:style>
    <style:style style:name="P24" style:family="paragraph" style:parent-style-name="Text_20_body">
      <style:text-properties style:font-name="Courier New" style:text-underline-style="none" officeooo:rsid="0012b698" officeooo:paragraph-rsid="0012b698"/>
    </style:style>
    <style:style style:name="P25" style:family="paragraph" style:parent-style-name="Text_20_body">
      <style:text-properties style:font-name="Courier New" style:text-underline-style="none" officeooo:rsid="00152d3f" officeooo:paragraph-rsid="00152d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e99" style:font-weight-asian="bold" style:font-weight-complex="bold"/>
    </style:style>
    <style:style style:name="T3" style:family="text">
      <style:text-properties fo:font-weight="bold" officeooo:rsid="00115813" style:font-weight-asian="bold" style:font-weight-complex="bold"/>
    </style:style>
    <style:style style:name="T4" style:family="text">
      <style:text-properties fo:font-weight="bold" officeooo:rsid="001800db" style:font-weight-asian="bold" style:font-weight-complex="bold"/>
    </style:style>
    <style:style style:name="T5" style:family="text">
      <style:text-properties fo:font-weight="bold" officeooo:rsid="00152d3f" style:font-weight-asian="bold" style:font-weight-complex="bold"/>
    </style:style>
    <style:style style:name="T6" style:family="text">
      <style:text-properties fo:color="#595959" loext:opacity="100%" style:font-name="Source Sans Pro" fo:font-size="10.5pt" style:font-name-asian="Times New Roman" style:font-size-asian="10.5pt" style:font-size-complex="10.5pt"/>
    </style:style>
    <style:style style:name="T7" style:family="text">
      <style:text-properties fo:font-size="10pt" style:font-name-asian="Times New Roman" style:font-size-asian="10pt" style:font-size-complex="10pt"/>
    </style:style>
    <style:style style:name="T8" style:family="text">
      <style:text-properties fo:font-variant="normal" fo:text-transform="none" fo:color="#595959" loext:opacity="100%" fo:letter-spacing="normal"/>
    </style:style>
    <style:style style:name="T9" style:family="text">
      <style:text-properties style:text-position="-8% 80%" officeooo:rsid="00105e99"/>
    </style:style>
    <style:style style:name="T10" style:family="text">
      <style:text-properties style:text-position="-8% 80%" officeooo:rsid="00187228"/>
    </style:style>
    <style:style style:name="T11" style:family="text">
      <style:text-properties style:text-position="-8% 80%" officeooo:rsid="0018de67"/>
    </style:style>
    <style:style style:name="T12" style:family="text">
      <style:text-properties officeooo:rsid="00105e99"/>
    </style:style>
    <style:style style:name="T13" style:family="text">
      <style:text-properties officeooo:rsid="00115813"/>
    </style:style>
    <style:style style:name="T14" style:family="text">
      <style:text-properties officeooo:rsid="0012b698"/>
    </style:style>
    <style:style style:name="T15" style:family="text">
      <style:text-properties officeooo:rsid="00136fa8"/>
    </style:style>
    <style:style style:name="T16" style:family="text">
      <style:text-properties officeooo:rsid="00152d3f"/>
    </style:style>
    <style:style style:name="T17" style:family="text">
      <style:text-properties officeooo:rsid="0016d844"/>
    </style:style>
    <style:style style:name="T18" style:family="text">
      <style:text-properties officeooo:rsid="001800db"/>
    </style:style>
    <style:style style:name="T19" style:family="text">
      <style:text-properties officeooo:rsid="00187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8">Code Specification</text:span></text:h>
      <table:table table:name="Tabla1" table:style-name="Tabla1" table:template-name="Simple Grid Rows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Functions</text:p>
          </table:table-cell>
          <table:table-cell table:style-name="Tabla1.A1" office:value-type="string">
            <text:p text:style-name="P3">Code Templates</text:p>
          </table:table-cell>
        </table:table-row>
        <table:table-row table:style-name="Tabla1.1">
          <table:table-cell table:style-name="Tabla1.A2" office:value-type="string">
            <text:p text:style-name="P3"><text:span text:style-name="T10">run</text:span>⟦<text:span text:style-name="T13">*</text:span>⟧</text:p>
          </table:table-cell>
          <table:table-cell table:style-name="Tabla1.B2" office:value-type="string">
            <text:p text:style-name="P3"><text:span text:style-name="T2">run</text:span><text:span text:style-name="T1">⟦program → name:string definition* functionCreation* functionDefinition* run⟧ =</text:span> </text:p>
            <text:p text:style-name="P3"/>
            <text:p text:style-name="P12">#source {file}</text:p>
            <text:p text:style-name="P12">#line {end.line}</text:p>
            <text:p text:style-name="P12">“call main”</text:p>
            <text:p text:style-name="P12">“halt”</text:p>
            <text:p text:style-name="P12"/>
            <text:p text:style-name="P12">execute[definition]</text:p>
            <text:p text:style-name="P12">execute[functionDefinition*]</text:p>
            <text:p text:style-name="P12">execute[<text:span text:style-name="T13">run]</text:span></text:p>
            <text:p text:style-name="P12"/>
            <text:p text:style-name="P4"><text:s/></text:p>
          </table:table-cell>
        </table:table-row>
        <table:table-row table:style-name="Tabla1.3">
          <table:table-cell table:style-name="Tabla1.A3" office:value-type="string">
            <text:p text:style-name="P3"><text:span text:style-name="T12">value</text:span>⟦<text:span text:style-name="T13">*</text:span>⟧</text:p>
          </table:table-cell>
          <table:table-cell table:style-name="Tabla1.B3" office:value-type="string">
            <text:p text:style-name="P4"><text:span text:style-name="T3">value</text:span><text:span text:style-name="T1">⟦variable:expression → name:string⟧ =</text:span> </text:p>
            <text:p text:style-name="P4"/>
            <text:p text:style-name="P4"><text:span text:style-name="T13">address[variable]</text:span></text:p>
            <text:p text:style-name="P4"><text:span text:style-name="T14">loadx</text:span><text:line-break/><text:line-break/><text:span text:style-name="T3">value</text:span><text:span text:style-name="T1">⟦intLiteral:expression → intValue:int⟧ = </text:span></text:p>
            <text:p text:style-name="P4"/>
            <text:p text:style-name="P4"><text:span text:style-name="T13">“pushi “ + intLiteral.getIntValue()</text:span><text:line-break/><text:line-break/><text:span text:style-name="T3">value</text:span><text:span text:style-name="T1">⟦realLiteral:expression → floatValue:float⟧ = </text:span></text:p>
            <text:p text:style-name="P4"/>
            <text:p text:style-name="P4"><text:span text:style-name="T13">“pushf “ + realLiteral.getFloatValue()</text:span><text:line-break/><text:line-break/><text:span text:style-name="T3">value</text:span><text:span text:style-name="T1">⟦charLiteral:expression → name:string⟧ = </text:span></text:p>
            <text:p text:style-name="P4"/>
            <text:p text:style-name="P13"># por ser String el tipo</text:p>
            <text:p text:style-name="P4"><text:span text:style-name="T13">if (charLiteral.getName().eq(“\n”))</text:span></text:p>
            <text:p text:style-name="P4"><text:s text:c="2"/>“<text:span text:style-name="T13">pushb “ </text:span><text:span text:style-name="T16">+</text:span><text:span text:style-name="T13"> (int) ‘\n’</text:span></text:p>
            <text:p text:style-name="P13">else</text:p>
            <text:p text:style-name="P4"><text:span text:style-name="T13"><text:s text:c="2"/>“pushb <text:s/>“ </text:span><text:span text:style-name="T16">+ </text:span><text:span text:style-name="T13">(int) charLiteral.getName()[1]</text:span><text:line-break/><text:line-break/><text:span text:style-name="T3">value</text:span><text:span text:style-name="T1">⟦functionCallExpression:expression → name:string expression*⟧ =</text:span> </text:p>
            <text:p text:style-name="P4"/>
            <text:p text:style-name="P4"><text:span text:style-name="T13">value[functionCallExpression.expressions()]</text:span></text:p>
            <text:p text:style-name="P4"><text:span text:style-name="T13">“call “ + functionCallExpression.getName()</text:span><text:line-break/></text:p>
            <text:p text:style-name="P2"><text:span text:style-name="T3">value</text:span><text:span text:style-name="T1">⟦</text:span><text:span text:style-name="T3">functionCallStatement</text:span><text:span text:style-name="T1">:</text:span><text:span text:style-name="T3">statement</text:span><text:span text:style-name="T1"> → name:string expression*⟧ =</text:span> </text:p>
            <text:p text:style-name="P4"/>
            <text:p text:style-name="P4"><text:span text:style-name="T13">value[functionCallStatement.expressions()]</text:span></text:p>
            <text:p text:style-name="P4"><text:span text:style-name="T13">“call “ + functionCallStatement.getName()</text:span><text:line-break/><text:soft-page-break/></text:p>
            <text:p text:style-name="P4"><text:line-break/><text:span text:style-name="T3">value</text:span><text:span text:style-name="T1">⟦structAccess:expression → expr:expression name:string⟧ =</text:span> </text:p>
            <text:p text:style-name="P4"/>
            <text:p text:style-name="P5"><text:span text:style-name="T14">address[structAccess]</text:span></text:p>
            <text:p text:style-name="P5"><text:span text:style-name="T14">loadx</text:span><text:line-break/><text:line-break/><text:span text:style-name="T3">value</text:span><text:span text:style-name="T1">⟦arrayAccess:expression → left:expression right:expression⟧ = </text:span></text:p>
            <text:p text:style-name="P5"/>
            <text:p text:style-name="P5"><text:span text:style-name="T14">address[arrayAccess]</text:span></text:p>
            <text:p text:style-name="P5"><text:span text:style-name="T14">loadx</text:span><text:line-break/><text:line-break/><text:span text:style-name="T3">value</text:span><text:span text:style-name="T1">⟦cast:expression → castType:type expression⟧ = <text:line-break/></text:span></text:p>
            <text:p text:style-name="P14">value[cast.getExpression]</text:p>
            <text:p text:style-name="P14">suffix 2 suffix</text:p>
            <text:p text:style-name="P5"><text:line-break/><text:span text:style-name="T3">value</text:span><text:span text:style-name="T1">⟦arithmeticBinary:expression → left:expression operator:string right:expression⟧ = </text:span></text:p>
            <text:p text:style-name="P5"/>
            <text:p text:style-name="P5"><text:span text:style-name="T14">value[arithmeticBinary.getLeft()]</text:span></text:p>
            <text:p text:style-name="P5"><text:span text:style-name="T14">value[arithmeticBinary.getRight()]</text:span></text:p>
            <text:p text:style-name="P5"><text:span text:style-name="T14">transformOperator addSuffix(arithmeticBinary.type)</text:span><text:line-break/><text:line-break/><text:span text:style-name="T3">value</text:span><text:span text:style-name="T1">⟦arithmeticUnary:expression → operator:string expr:expression⟧ = </text:span></text:p>
            <text:p text:style-name="P5"/>
            <text:p text:style-name="P5"><text:span text:style-name="T14">value[arithmeticUnary.getExpr()]</text:span></text:p>
            <text:p text:style-name="P5">“-”<text:line-break/><text:span text:style-name="T1"><text:line-break/></text:span><text:span text:style-name="T3">value</text:span><text:span text:style-name="T1">⟦logicBinary:expression → left:expression operator:string right:expression⟧ = </text:span></text:p>
            <text:p text:style-name="P5"/>
            <text:p text:style-name="P6"><text:span text:style-name="T14">value[</text:span><text:span text:style-name="T15">logicBinary.getLeft()]</text:span></text:p>
            <text:p text:style-name="P6"><text:span text:style-name="T15">value[logicBinary.getRight()]</text:span></text:p>
            <text:p text:style-name="P6"><text:span text:style-name="T15">transformOperator</text:span><text:line-break/><text:line-break/><text:span text:style-name="T3">value</text:span><text:span text:style-name="T1">⟦logicUnary:expression → operator:string expr:expression⟧ = <text:line-break/></text:span></text:p>
            <text:p text:style-name="P6"><text:span text:style-name="T15">value[logicUnary.getExpr()]</text:span></text:p>
            <text:p text:style-name="P15">“not”</text:p>
            <text:p text:style-name="P6"><text:line-break/></text:p>
            <text:p text:style-name="P6"/>
            <text:p text:style-name="P6"/>
            <text:p text:style-name="P6"/>
            <text:p text:style-name="P6"><text:soft-page-break/></text:p>
            <text:p text:style-name="P6"><text:span text:style-name="T13">value</text:span>⟦relationalBinary:expression → left:expression operator:string right:expression⟧ = </text:p>
            <text:p text:style-name="P6"/>
            <text:p text:style-name="P15">value[relationalBinary.getLeft()]</text:p>
            <text:p text:style-name="P15">value[relationalBinary.getRight()]</text:p>
            <text:p text:style-name="P15">transformOperator<text:line-break/></text:p>
          </table:table-cell>
        </table:table-row>
        <table:table-row table:style-name="Tabla1.1">
          <table:table-cell table:style-name="Tabla1.A2" office:value-type="string">
            <text:p text:style-name="P3"><text:span text:style-name="T9">execute</text:span>⟦<text:span text:style-name="T13">*</text:span>⟧</text:p>
          </table:table-cell>
          <table:table-cell table:style-name="Tabla1.B4" office:value-type="string">
            <text:p text:style-name="P3"/>
            <text:p text:style-name="P7"><text:span text:style-name="T5">execute</text:span><text:span text:style-name="T1">⟦</text:span><text:span text:style-name="T5">functionDefinition</text:span><text:span text:style-name="T1">→ ...⟧</text:span> =</text:p>
            <text:p text:style-name="P7"/>
            <text:p text:style-name="P16">functionDefinition.getName() + “:”</text:p>
            <text:p text:style-name="P16">cte1 ← type size</text:p>
            <text:p text:style-name="P16">cte2 ← locals size</text:p>
            <text:p text:style-name="P16">cte3 ← parameters size</text:p>
            <text:p text:style-name="P16">cts = [cte1, cte2, cte3]</text:p>
            <text:p text:style-name="P16">execute[functionDefinition.statements(), cts]</text:p>
            <text:p text:style-name="P16">if (cte1 == 0)</text:p>
            <text:p text:style-name="P16"><text:s text:c="2"/>“ret %s, %s, %s”.format(cts)</text:p>
            <text:p text:style-name="P3"/>
            <text:p text:style-name="P7"><text:span text:style-name="T16">execute</text:span>⟦<text:span text:style-name="T16">structDefinition</text:span>→ ...⟧ =</text:p>
            <text:p text:style-name="P7"/>
            <text:p text:style-name="P7"><text:span text:style-name="T16">execute</text:span>⟦<text:span text:style-name="T16">varDefinition</text:span>→ ...⟧ =</text:p>
            <text:p text:style-name="P7"/>
            <text:p text:style-name="P7"><text:span text:style-name="T16">execute</text:span>⟦<text:span text:style-name="T16">Run</text:span>→ ...⟧ =</text:p>
            <text:p text:style-name="P16"/>
            <text:p text:style-name="P16">“main:”</text:p>
            <text:p text:style-name="P16">“call: “ + run.getName()</text:p>
            <text:p text:style-name="P16">“ret 0,0,0”</text:p>
            <text:p text:style-name="P7"/>
            <text:p text:style-name="P7"><text:span text:style-name="T18">execute</text:span>⟦print:statement → expression*⟧ =</text:p>
            <text:p text:style-name="P7"/>
            <text:p text:style-name="P7"><text:span text:style-name="T16">if (empty)</text:span></text:p>
            <text:p text:style-name="P7"><text:s text:c="2"/>“<text:span text:style-name="T16">pushb 0”</text:span></text:p>
            <text:p text:style-name="P7"><text:s text:c="2"/>“<text:span text:style-name="T16">outb”</text:span></text:p>
            <text:p text:style-name="P7"/>
            <text:p text:style-name="P7"><text:span text:style-name="T16">else</text:span></text:p>
            <text:p text:style-name="P7"><text:s text:c="2"/><text:span text:style-name="T16">line(print)</text:span></text:p>
            <text:p text:style-name="P7"><text:s text:c="2"/><text:span text:style-name="T16">print.getExpressions().forEach( </text:span></text:p>
            <text:p text:style-name="P7"><text:s text:c="4"/><text:span text:style-name="T16">value[expression]</text:span></text:p>
            <text:p text:style-name="P7"><text:s text:c="4"/><text:span text:style-name="T16">outx</text:span></text:p>
            <text:p text:style-name="P7"><text:s text:c="2"/><text:span text:style-name="T16">)</text:span> <text:line-break/><text:line-break/></text:p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text:span text:style-name="T4">execute</text:span><text:span text:style-name="T1">⟦println:statement → expression*⟧ =</text:span> </text:p>
            <text:p text:style-name="P7"/>
            <text:p text:style-name="P7"><text:span text:style-name="T16">if (empty)</text:span></text:p>
            <text:p text:style-name="P7"><text:s text:c="2"/>“<text:span text:style-name="T16">out \n”</text:span></text:p>
            <text:p text:style-name="P7"><text:span text:style-name="T16">else</text:span></text:p>
            <text:p text:style-name="P7"><text:s text:c="2"/><text:span text:style-name="T16">line(println)</text:span></text:p>
            <text:p text:style-name="P8"><text:s text:c="2"/><text:span text:style-name="T17">println.getExpressions().forEach(</text:span></text:p>
            <text:p text:style-name="P8"><text:s text:c="4"/><text:span text:style-name="T17">value[expression]</text:span></text:p>
            <text:p text:style-name="P8"><text:s text:c="4"/><text:span text:style-name="T17">outx</text:span></text:p>
            <text:p text:style-name="P8"><text:s text:c="4"/>“<text:span text:style-name="T17">out \n”</text:span></text:p>
            <text:p text:style-name="P8"><text:s text:c="2"/><text:span text:style-name="T17">)</text:span><text:line-break/><text:line-break/><text:span text:style-name="T4">execute</text:span><text:span text:style-name="T1">⟦read:statement → expression*⟧ = <text:line-break/></text:span></text:p>
            <text:p text:style-name="P17">read.getExpressions().forEach(</text:p>
            <text:p text:style-name="P17"><text:s text:c="2"/>address[expression]</text:p>
            <text:p text:style-name="P17"><text:s text:c="2"/>inx</text:p>
            <text:p text:style-name="P17"><text:s text:c="2"/>storex</text:p>
            <text:p text:style-name="P17">)</text:p>
            <text:p text:style-name="P8"><text:line-break/><text:span text:style-name="T4">execute</text:span><text:span text:style-name="T1">⟦functionCallStatement:statement → name:string expression*⟧ = <text:line-break/></text:span></text:p>
            <text:p text:style-name="P17">line(functionCallStatement)</text:p>
            <text:p text:style-name="P17">value[functionCallStatement]</text:p>
            <text:p text:style-name="P17">if (function.type.isPresent)</text:p>
            <text:p text:style-name="P17"><text:s text:c="2"/>popx</text:p>
            <text:p text:style-name="P8"><text:line-break/><text:span text:style-name="T4">execute</text:span><text:span text:style-name="T1">⟦assignment:statement → left:expression right:expression⟧ = <text:line-break/></text:span></text:p>
            <text:p text:style-name="P17">line(<text:span text:style-name="T18">assignment)</text:span></text:p>
            <text:p text:style-name="P18">address[assignment.getLeft()]</text:p>
            <text:p text:style-name="P18">value[assignment.getRight()]</text:p>
            <text:p text:style-name="P18">storex</text:p>
            <text:p text:style-name="P9"><text:line-break/><text:span text:style-name="T4">execute</text:span><text:span text:style-name="T1">⟦conditional:statement → expression ifStatements:statement* elseStatements:statement*⟧ = </text:span></text:p>
            <text:p text:style-name="P9"/>
            <text:p text:style-name="P9"><text:span text:style-name="T18">jzLabel = “label “ + labelCount++; jmpLabel = “label “ + labelCount++</text:span></text:p>
            <text:p text:style-name="P9"><text:span text:style-name="T18">line(conditional)</text:span></text:p>
            <text:p text:style-name="P9"><text:span text:style-name="T18">value[conditional.getExpression]</text:span></text:p>
            <text:p text:style-name="P9">“<text:span text:style-name="T18">jz “ + jzLabel</text:span></text:p>
            <text:p text:style-name="P9"><text:span text:style-name="T18">execute[conditional.ifStatements()]</text:span></text:p>
            <text:p text:style-name="P9">“<text:span text:style-name="T18">jmp “ + jmpLabel</text:span></text:p>
            <text:p text:style-name="P9"><text:span text:style-name="T18">jzLabel + “:”</text:span></text:p>
            <text:p text:style-name="P9"><text:span text:style-name="T18">execute[conditional.elseStatements()]</text:span></text:p>
            <text:p text:style-name="P18">jmpLabel + “:”</text:p>
            <text:p text:style-name="P9"><text:span text:style-name="T18"><text:s/></text:span><text:line-break/><text:soft-page-break/><text:line-break/><text:span text:style-name="T4">execute</text:span><text:span text:style-name="T1">⟦loop:statement → fromStatements:statement* expression loopStatements:statement*⟧ = </text:span></text:p>
            <text:p text:style-name="P9"/>
            <text:p text:style-name="P9"><text:span text:style-name="T18">exitLabel = “label “ + labelCount++</text:span></text:p>
            <text:p text:style-name="P9"><text:span text:style-name="T18">loopLabel = “label “ + labelCount++</text:span></text:p>
            <text:p text:style-name="P9"><text:span text:style-name="T18">line(loop)</text:span></text:p>
            <text:p text:style-name="P9"><text:span text:style-name="T18">execute[loop.fromStatements]</text:span></text:p>
            <text:p text:style-name="P18">loopLabel + “:”</text:p>
            <text:p text:style-name="P18">value[loop.getExpression()]</text:p>
            <text:p text:style-name="P18">“jnz “ + exitLabel</text:p>
            <text:p text:style-name="P18">execute[loop.loopStatements]</text:p>
            <text:p text:style-name="P18">“jmp “ + loopLabel</text:p>
            <text:p text:style-name="P9"><text:span text:style-name="T18">exitLabel + “:”</text:span><text:line-break/><text:line-break/><text:span text:style-name="T4">execute</text:span><text:span text:style-name="T1">⟦return:statement → expression?⟧ = </text:span></text:p>
            <text:p text:style-name="P3"/>
            <text:p text:style-name="P19">int[] ctes = (int[]) param;</text:p>
            <text:p text:style-name="P19">line(returnValue)</text:p>
            <text:p text:style-name="P19">if (ctes[0] != 0)</text:p>
            <text:p text:style-name="P19"><text:s text:c="2"/>value[return.getExpression()]</text:p>
            <text:p text:style-name="P10"><text:s text:c="2"/>“<text:span text:style-name="T19">ret %s, %s, %s”.format(ctes)</text:span></text:p>
          </table:table-cell>
        </table:table-row>
        <table:table-row table:style-name="Tabla1.5">
          <table:table-cell table:style-name="Tabla1.A5" office:value-type="string">
            <text:p text:style-name="P11"><text:span text:style-name="T11">address</text:span>⟦<text:span text:style-name="T13">*</text:span>⟧</text:p>
          </table:table-cell>
          <table:table-cell table:style-name="Tabla1.B5" office:value-type="string">
            <text:p text:style-name="P3"/>
            <text:p text:style-name="P11"><text:span text:style-name="T3">value</text:span><text:span text:style-name="T1">⟦variable:expression → name:string⟧ =</text:span></text:p>
            <text:p text:style-name="P11"><text:span text:style-name="T1"/></text:p>
            <text:p text:style-name="P20">if (variable.definition.scope == 1)</text:p>
            <text:p text:style-name="P20"><text:s text:c="2"/>“push “ + variable.definition.address</text:p>
            <text:p text:style-name="P20">else</text:p>
            <text:p text:style-name="P20"><text:s text:c="2"/>“push bp”</text:p>
            <text:p text:style-name="P20"><text:s text:c="2"/>“push “ + variable.definition.address</text:p>
            <text:p text:style-name="P20"><text:s text:c="2"/>“addi”</text:p>
            <text:p text:style-name="P20"/>
            <text:p text:style-name="P11"><text:span text:style-name="T3">value</text:span><text:span text:style-name="T1">⟦structAccess:expression → expr:expression name:string⟧ =</text:span> </text:p>
            <text:p text:style-name="P11"/>
            <text:p text:style-name="P22">address[structAccess.getExpr()]</text:p>
            <text:p text:style-name="P22">“pushi “ <text:s/>+ structAccess.getFieldDefinition().getAddress()</text:p>
            <text:p text:style-name="P22">“addi “</text:p>
            <text:p text:style-name="P21"/>
            <text:p text:style-name="P20"/>
            <text:p text:style-name="P11"><text:span text:style-name="T3">value</text:span><text:span text:style-name="T1">⟦arrayAccess:expression → left:expression right:expression⟧ = </text:span></text:p>
            <text:p text:style-name="P11"><text:span text:style-name="T1"/></text:p>
            <text:p text:style-name="P20">address[arrayAccess.getLeft()]</text:p>
            <text:p text:style-name="P20">value[arrayAccess.getRight()]</text:p>
            <text:p text:style-name="P20">“pushi “ + arrayAccess.getType().getSize()</text:p>
            <text:p text:style-name="P20">“muli”</text:p>
            <text:p text:style-name="P20">“addi”</text:p>
            <text:p text:style-name="P11"><text:span text:style-name="T1"/></text:p>
            <text:p text:style-name="P11"><text:soft-page-break/></text:p>
          </table:table-cell>
        </table:table-row>
      </table:table>
      <text:p text:style-name="P23"/>
      <text:p text:style-name="P24">Loadx → load dependiendo del tipo, (i,f,b)</text:p>
      <text:p text:style-name="P25"><text:tab/>‘’’ Idem en instructionx ‘’’</text:p>
      <text:p text:style-name="P24">suffix 2 suffix → castea consiguiendo el sujido de cada tipo</text:p>
      <text:p text:style-name="P24">transformOperator → pasa el operador de minieiffel a mapl</text:p>
      <text:p text:style-name="P24">addSuffix(type) → devuelve sufijo para el tip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08:51:58.599613663</meta:creation-date>
    <meta:generator>LibreOffice/24.2.7.2$Linux_X86_64 LibreOffice_project/420$Build-2</meta:generator>
    <dc:date>2025-05-28T10:57:33.527191845</dc:date>
    <meta:editing-duration>PT1H24M28S</meta:editing-duration>
    <meta:editing-cycles>19</meta:editing-cycles>
    <meta:document-statistic meta:table-count="1" meta:image-count="0" meta:object-count="0" meta:page-count="6" meta:paragraph-count="152" meta:word-count="440" meta:character-count="4693" meta:non-whitespace-character-count="4279"/>
  </office:meta>
</office:document-meta>
</file>